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margins" style:shadow="none" style:may-break-between-rows="true" table:border-model="collapsing"/>
    </style:style>
    <style:style style:name="Tabla1.A" style:family="table-column">
      <style:table-column-properties style:column-width="3.408cm" style:rel-column-width="1933*"/>
    </style:style>
    <style:style style:name="Tabla1.B" style:family="table-column">
      <style:table-column-properties style:column-width="7.781cm" style:rel-column-width="4412*"/>
    </style:style>
    <style:style style:name="Tabla1.C" style:family="table-column">
      <style:table-column-properties style:column-width="6.401cm" style:rel-column-width="3630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A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C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text-properties officeooo:rsid="000e3f4b" officeooo:paragraph-rsid="00083eb6"/>
    </style:style>
    <style:style style:name="P2" style:family="paragraph" style:parent-style-name="Standard">
      <style:text-properties officeooo:rsid="00083eb6" officeooo:paragraph-rsid="00083eb6"/>
    </style:style>
    <style:style style:name="P3" style:family="paragraph" style:parent-style-name="Standard" style:list-style-name="L1">
      <style:text-properties officeooo:rsid="00083eb6" officeooo:paragraph-rsid="00083eb6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83eb6" officeooo:paragraph-rsid="00083e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3eb6" officeooo:paragraph-rsid="00083e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83eb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 caso</text:p>
      <text:p text:style-name="P1"/>
      <text:p text:style-name="P1">Desafío – <text:span text:style-name="T1">Seguridad en entornos TIC</text:span></text:p>
      <text:p text:style-name="P1"/>
      <text:p text:style-name="P1">José Miguel Rivera</text:p>
      <text:p text:style-name="P1"/>
      <text:p text:style-name="P1">-------</text:p>
      <text:p text:style-name="P1"/>
      <text:p text:style-name="P1">Empresa “<text:span text:style-name="T1">Data Secure INC</text:span>”</text:p>
      <text:p text:style-name="P1"/>
      <text:p text:style-name="P1">1. Explicar la importancia de la seguridad física en una empresa de almacenamiento de datos y la relación con la seguridad de la información. Identificar los principales errores de la seguridad física de la organización y describir como estos afectan a la continuidad del negocio. (2 Puntos)</text:p>
      <text:p text:style-name="P1"/>
      <text:p text:style-name="P2">La seguridad física en Data Secure INC es de suma importancia, para poder proveer de un servicio confiable y de calidad la empresa necesita contar con una infraestructura física que permita la disponibilidad 24/7 del servicio, y además, que las medidas de seguridad y protección de los equipamientos estén en óptimas condiciones, estos problemas se han encontrado en Data Secure Inc:</text:p>
      <text:p text:style-name="P2"/>
      <text:p text:style-name="P2">- Falta de mantenimiento de equipamiento de refrigeración, esto resulta crítico en el control de temperaturas del data center.</text:p>
      <text:p text:style-name="P2">- No hay un monitoreo de equipos o un lugar donde el software de control se reporte a alguna oficina o puesto de control, generándose alarmas cuando hay movimientos inusuales en los servidores.</text:p>
      <text:p text:style-name="P2">- no hay evidencia de cámaras de seguridad.</text:p>
      <text:p text:style-name="P2">- No hay pruebas de equipos de respaldo.</text:p>
      <text:p text:style-name="P2">- No están definidos los procedimientos y protocolos en caso de problemas.</text:p>
      <text:p text:style-name="P2">- Los accesos no están debidamente controlados.</text:p>
      <text:p text:style-name="P2"/>
      <text:p text:style-name="P2">Todas estas fallas provocan problemas han afectado de sobre manera a esta empresa y su continuidad no está garantizada.</text:p>
      <text:p text:style-name="P1"/>
      <text:p text:style-name="P1"/>
      <text:p text:style-name="P1">2. Clasificar los incidentes en intrusión, sabotaje y desastre naturales. Además de evaluar el impacto de cada riesgo en la infraestructura de la empresa y su relación con la disponibilidad y confidencialidad de los datos. (2 Punto)</text:p>
      <text:p text:style-name="P1"/>
      <text:p text:style-name="P1"/>
      <table:table table:name="Tabla1" table:style-name="Tabla1" table:template-name="Elegant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">Incidente</text:p>
          </table:table-cell>
          <table:table-cell table:style-name="Tabla1.A1" office:value-type="string">
            <text:p text:style-name="P4">Impacto</text:p>
          </table:table-cell>
          <table:table-cell table:style-name="Tabla1.A1" office:value-type="string">
            <text:p text:style-name="P4">Evaluación de disponibilidad</text:p>
          </table:table-cell>
        </table:table-row>
        <table:table-row>
          <table:table-cell table:style-name="Tabla1.A2" office:value-type="string">
            <text:p text:style-name="P6"/>
            <text:p text:style-name="P6">Intrusión</text:p>
          </table:table-cell>
          <table:table-cell table:style-name="Tabla1.B2" office:value-type="string">
            <text:p text:style-name="P6"/>
            <text:p text:style-name="P6">Grave, acceso a instalaciones mediante tarjeta clonada</text:p>
          </table:table-cell>
          <table:table-cell table:style-name="Tabla1.C2" office:value-type="string">
            <text:p text:style-name="P6"/>
            <text:p text:style-name="P6">Alta, la desconexión de equipos de la red provocó que una porción de clientes no tuviera acceso al servicio.</text:p>
            <text:p text:style-name="P6"/>
          </table:table-cell>
        </table:table-row>
        <table:table-row>
          <table:table-cell table:style-name="Tabla1.A2" office:value-type="string">
            <text:p text:style-name="P6"/>
            <text:p text:style-name="P6">Sabotaje</text:p>
          </table:table-cell>
          <table:table-cell table:style-name="Tabla1.B3" office:value-type="string">
            <text:p text:style-name="P6"/>
            <text:p text:style-name="P6">Peligroso, existe personal interno que atenta contra la empresa por lo que se debe alertar a las jefaturas que puedan <text:soft-page-break/>identificar este tipo de trabajadores a fin de evitar que circule en lugares donde no debe encontrarse.</text:p>
            <text:p text:style-name="P6"/>
          </table:table-cell>
          <table:table-cell table:style-name="Tabla1.C3" office:value-type="string">
            <text:p text:style-name="P5"/>
            <text:p text:style-name="P6">Importante, se filtrará a los clientes que la empresa sufre ataques internos lo que bajará la <text:soft-page-break/>aprobación de los clientes hacia la empresa y pone en riesgo la confidencialidad.</text:p>
          </table:table-cell>
        </table:table-row>
        <table:table-row>
          <table:table-cell table:style-name="Tabla1.A4" office:value-type="string">
            <text:p text:style-name="P6"/>
            <text:p text:style-name="P6">Desastres naturales</text:p>
          </table:table-cell>
          <table:table-cell table:style-name="Tabla1.B4" office:value-type="string">
            <text:p text:style-name="P5"/>
            <text:p text:style-name="P6">Grave, no existen protocolos ni procedimientos ante desastres. Los generadores tardan en levantar el servicio y se dañan los servidores por sobrecargas eléctricas.</text:p>
            <text:p text:style-name="P6"/>
          </table:table-cell>
          <table:table-cell table:style-name="Tabla1.C4" office:value-type="string">
            <text:p text:style-name="P5"/>
            <text:p text:style-name="P6">Alto, la seguridad de los servidores debe aumentar y los planes de respaldo ante fallos deben estar verificados</text:p>
          </table:table-cell>
        </table:table-row>
      </table:table>
      <text:p text:style-name="P1"/>
      <text:p text:style-name="P1"/>
      <text:p text:style-name="P1"/>
      <text:p text:style-name="P1"/>
      <text:p text:style-name="P1">3. Proponer tres medidas de protección perimetral para evitar accesos no autorizados en los POP y sede central. Además de explicar que sistema de control de acceso se puede implementar en la organización para garantizar que solo el personal autorizado pueda ingresar a las áreas críticas. (3 Puntos)</text:p>
      <text:p text:style-name="P1"/>
      <text:p text:style-name="P2"><text:tab/>a) Debe existir control de guardias en sectores determinados de la empresa.</text:p>
      <text:p text:style-name="P2"><text:tab/>b) Los pórticos deben contar con un control de huella y el personal debidamente enrolado</text:p>
      <text:p text:style-name="P2"><text:tab/>c) Debe ser de conocimiento quienes o qué personal puede entrar a que lugares, además de que <text:tab/>los ingresos y manipulaciones deben quedar registradas, los trabajos documentados y los <text:tab/>reportes informados.</text:p>
      <text:p text:style-name="P1"/>
      <text:p text:style-name="P2">Se sugiere cambiar las tarjetas de acceso por credenciales simples, cada persona debe portar su credencial con foto, nombre y cargo, y si es externo debe indicar que es visita.</text:p>
      <text:p text:style-name="P2"/>
      <text:p text:style-name="P2">Los pórticos de acceso deben tener un control de huella y los data center cámaras operativas.</text:p>
      <text:p text:style-name="P1"/>
      <text:p text:style-name="P1">4. Proponer mejoras para reforzar la seguridad en los puntos de presencia, asegurando que ataques similares no vuelvan a ocurrir. Además de explicar 3 medidas claves para mejorar la seguridad en el cuarto de servidores, considerando refrigeración, incendio y monitoreo. (3 Puntos)</text:p>
      <text:p text:style-name="P1"/>
      <text:p text:style-name="P2">Es clave que en los puntos de presencia exista rotación de guardias en todo horario y la implementación de un libro de incidentes o bitácora que el personal de seguridad informe posteriormente en cada apertura o cierre.</text:p>
      <text:p text:style-name="P2"/>
      <text:list xml:id="list172931968" text:style-name="L1">
        <text:list-item>
          <text:p text:style-name="P3">Los equipos de aire acondicionado deben tener un plan de mantenimiento visible y registrado.</text:p>
          <text:p text:style-name="P3"/>
        </text:list-item>
        <text:list-item>
          <text:p text:style-name="P3">Deben existir sensores de humo.</text:p>
          <text:p text:style-name="P3"/>
        </text:list-item>
        <text:list-item>
          <text:p text:style-name="P3">El sistema de vigilancia debe estar operativo y en la sala de cámaras deben haber monitores y una comunicación fluida que pueda ser por radio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CL">
      <number:number number:min-integer-digits="1"/>
    </number:number-style>
    <number:text-style style:name="N10100" number:language="es" number:country="CL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19:20:12.919221941</meta:creation-date>
    <meta:generator>LibreOffice/7.4.7.2$Linux_X86_64 LibreOffice_project/40$Build-2</meta:generator>
    <dc:date>2025-08-24T20:00:39.076050053</dc:date>
    <meta:editing-duration>PT40M26S</meta:editing-duration>
    <meta:editing-cycles>1</meta:editing-cycles>
    <meta:document-statistic meta:table-count="1" meta:image-count="0" meta:object-count="0" meta:page-count="2" meta:paragraph-count="40" meta:word-count="689" meta:character-count="4267" meta:non-whitespace-character-count="3615"/>
  </office:meta>
</office:document-meta>
</file>